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ázov" style:master-page-name="MP0" style:family="paragraph">
      <style:paragraph-properties fo:break-before="page"/>
      <style:text-properties fo:language="sk" fo:country="SK"/>
    </style:style>
    <style:style style:name="P2" style:parent-style-name="Normálny" style:family="paragraph">
      <style:text-properties fo:language="sk" fo:country="SK"/>
    </style:style>
    <style:style style:name="P3" style:parent-style-name="Nadpis1" style:list-style-name="WW_OutlineListStyle" style:family="paragraph">
      <style:text-properties fo:language="sk" fo:country="SK"/>
    </style:style>
    <style:style style:name="P4" style:parent-style-name="Normálny" style:family="paragraph">
      <style:text-properties fo:language="sk" fo:country="SK"/>
    </style:style>
    <style:style style:name="P5" style:parent-style-name="Normálny" style:family="paragraph">
      <style:text-properties fo:language="sk" fo:country="SK"/>
    </style:style>
    <style:style style:name="P6" style:parent-style-name="Normálny" style:family="paragraph">
      <style:text-properties fo:language="sk" fo:country="SK"/>
    </style:style>
    <style:style style:name="P7" style:parent-style-name="Normálny" style:family="paragraph">
      <style:text-properties fo:language="sk" fo:country="SK"/>
    </style:style>
    <style:style style:name="P8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9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0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1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2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3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4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5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6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7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8" style:parent-style-name="Normálny" style:family="paragraph">
      <style:paragraph-properties fo:border="0.0069in solid #000000" fo:padding-top="0.0138in" fo:padding-left="0.0555in" fo:padding-bottom="0.0138in" fo:padding-right="0.0555in" style:shadow="none"/>
      <style:text-properties fo:language="sk" fo:country="SK"/>
    </style:style>
    <style:style style:name="P19" style:parent-style-name="Normálny" style:family="paragraph">
      <style:text-properties fo:language="sk" fo:country="SK"/>
    </style:style>
    <style:style style:name="P20" style:parent-style-name="Normálny" style:family="paragraph">
      <style:text-properties fo:language="sk" fo:country="SK"/>
    </style:style>
    <style:style style:name="P21" style:parent-style-name="Normálny" style:family="paragraph">
      <style:text-properties fo:language="sk" fo:country="SK"/>
    </style:style>
    <style:style style:name="P22" style:parent-style-name="Normálny" style:family="paragraph">
      <style:text-properties fo:language="sk" fo:country="SK"/>
    </style:style>
    <style:style style:name="P23" style:parent-style-name="Normálny" style:family="paragraph">
      <style:text-properties fo:language="sk" fo:country="SK"/>
    </style:style>
  </office:automatic-styles>
  <office:body>
    <office:text text:use-soft-page-breaks="true">
      <text:p text:style-name="P1">Lab2.1: Test report</text:p>
      <text:p text:style-name="P2">Group H</text:p>
      <text:h text:style-name="P3" text:outline-level="1">Principle of testing the validity of program</text:h>
      <text:p text:style-name="P4">We tested it in two variants.<text:s/></text:p>
      <text:p text:style-name="P5">In first , we prepared some example test data from representative intervals and<text:s/>run them through the program, providing input and compared output with our results automatically</text:p>
      <text:p text:style-name="P6"/>
      <text:p text:style-name="P7"/>
      <text:p text:style-name="P8">demoData = [(1,2,3,NoTriangle),</text:p>
      <text:p text:style-name="P9"><text:s text:c="12"/>(3,4,5,Rectangular),</text:p>
      <text:p text:style-name="P10"><text:s text:c="12"/>(4,4,5,Isosceles),</text:p>
      <text:p text:style-name="P11"><text:s text:c="12"/>(6,6,6,Equilateral),</text:p>
      <text:p text:style-name="P12"><text:s text:c="12"/>(6,5,9,Other)]</text:p>
      <text:p text:style-name="P13"/>
      <text:p text:style-name="P14"/>
      <text:p text:style-name="P15">demoCheck :: (Integer,Integer,Integer,Shape)-&gt; Bool</text:p>
      <text:p text:style-name="P16">demoCheck (a,b,c,d) = (triangle a b c) == d</text:p>
      <text:p text:style-name="P17"/>
      <text:p text:style-name="P18">runTest= all demoCheck demoData</text:p>
      <text:p text:style-name="P19"/>
      <text:p text:style-name="P20">In second , we (Johnnatan will write something here).</text:p>
      <text:p text:style-name="P21"/>
      <text:p text:style-name="P22">Time spent: 0.5 hours for code, 0.5 hours for testing and 0.5 hours for proof.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="Calibri Light" style:font-name-complex="Times New Roman" fo:font-weight="bold" style:font-weight-asian="bold" style:font-weight-complex="bold" fo:font-variant="small-caps" fo:color="#000000" fo:font-size="18pt" style:font-size-asian="18pt" style:font-size-complex="18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25in" fo:margin-bottom="0in"/>
      <style:text-properties style:font-name="Calibri Light" style:font-name-complex="Times New Roman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388in" fo:margin-bottom="0in"/>
      <style:text-properties style:font-name="Calibri Light" style:font-name-complex="Times New Roman" fo:font-weight="bold" style:font-weight-asian="bold" style:font-weight-complex="bold" fo:color="#000000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1388in" fo:margin-bottom="0in"/>
      <style:text-properties style:font-name="Calibri Light" style:font-name-complex="Times New Roman" fo:font-weight="bold" style:font-weight-asian="bold" style:font-weight-complex="bold" fo:font-style="italic" style:font-style-asian="italic" style:font-style-complex="italic" fo:color="#000000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1388in" fo:margin-bottom="0in"/>
      <style:text-properties style:font-name="Calibri Light" style:font-name-complex="Times New Roman" fo:color="#252525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1388in" fo:margin-bottom="0in"/>
      <style:text-properties style:font-name="Calibri Light" style:font-name-complex="Times New Roman" fo:font-style="italic" style:font-style-asian="italic" style:font-style-complex="italic" fo:color="#252525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1388in" fo:margin-bottom="0in"/>
      <style:text-properties style:font-name="Calibri Light" style:font-name-complex="Times New Roman" fo:font-style="italic" style:font-style-asian="italic" style:font-style-complex="italic" fo:color="#404040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top="0.1388in" fo:margin-bottom="0in"/>
      <style:text-properties style:font-name="Calibri Light" style:font-name-complex="Times New Roman" fo:color="#404040" fo:font-size="10pt" style:font-size-asian="10pt" style:font-size-complex="10pt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top="0.1388in" fo:margin-bottom="0in"/>
      <style:text-properties style:font-name="Calibri Light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text-properties fo:hyphenate="tru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ázov" style:display-name="Názov" style:family="paragraph" style:parent-style-name="Normálny" style:next-style-name="Normálny">
      <style:paragraph-properties fo:margin-bottom="0in" fo:line-height="100%"/>
      <style:text-properties style:font-name="Calibri Light" style:font-name-complex="Times New Roman" fo:color="#000000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SimSun" style:font-name-complex="Times New Roman" fo:color="#000000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fo:color="#5A5A5A" fo:letter-spacing="0.0069in" fo:hyphenate="false"/>
    </style:style>
    <style:style style:name="PodtitulChar" style:display-name="Podtitul Char" style:family="text" style:parent-style-name="Predvolenépísmoodseku">
      <style:text-properties fo:color="#5A5A5A" fo:letter-spacing="0.0069in"/>
    </style:style>
    <style:style style:name="Nadpis1Char" style:display-name="Nadpis 1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Nadpis2Char" style:display-name="Nadpis 2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Nadpis3Char" style:display-name="Nadpis 3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color="#000000"/>
    </style:style>
    <style:style style:name="Nadpis4Char" style:display-name="Nadpis 4 Char" style:family="text" style:parent-style-name="Predvolenépísmoodseku"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Nadpis5Char" style:display-name="Nadpis 5 Char" style:family="text" style:parent-style-name="Predvolenépísmoodseku">
      <style:text-properties style:font-name="Calibri Light" style:font-name-asian="SimSun" style:font-name-complex="Times New Roman" fo:color="#252525"/>
    </style:style>
    <style:style style:name="Nadpis6Char" style:display-name="Nadpis 6 Char" style:family="text" style:parent-style-name="Predvolenépísmoodseku">
      <style:text-properties style:font-name="Calibri Light" style:font-name-asian="SimSun" style:font-name-complex="Times New Roman" fo:font-style="italic" style:font-style-asian="italic" style:font-style-complex="italic" fo:color="#252525"/>
    </style:style>
    <style:style style:name="Nadpis7Char" style:display-name="Nadpis 7 Char" style:family="text" style:parent-style-name="Predvolenépísmoodseku">
      <style:text-properties style:font-name="Calibri Light" style:font-name-asian="SimSun" style:font-name-complex="Times New Roman" fo:font-style="italic" style:font-style-asian="italic" style:font-style-complex="italic" fo:color="#404040"/>
    </style:style>
    <style:style style:name="Nadpis8Char" style:display-name="Nadpis 8 Char" style:family="text" style:parent-style-name="Predvolenépísmoodseku">
      <style:text-properties style:font-name="Calibri Light" style:font-name-asian="SimSun" style:font-name-complex="Times New Roman" fo:color="#404040" fo:font-size="10pt" style:font-size-asian="10pt" style:font-size-complex="10pt"/>
    </style:style>
    <style:style style:name="Nadpis9Char" style:display-name="Nadpis 9 Char" style:family="text" style:parent-style-name="Predvolenépísmoodseku">
      <style:text-properties style:font-name="Calibri Light" style:font-name-asian="SimSu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Jemnézvýraznenie" style:display-name="Jemné zvýraznenie" style:family="text" style:parent-style-name="Predvolenépísmoodseku">
      <style:text-properties fo:font-style="italic" style:font-style-asian="italic" style:font-style-complex="italic" fo:color="#404040"/>
    </style:style>
    <style:style style:name="Zvýraznenie" style:display-name="Zvýraznenie" style:family="text" style:parent-style-name="Predvolenépísmoodseku">
      <style:text-properties fo:font-style="italic" style:font-style-asian="italic" style:font-style-complex="italic" style:use-window-font-color="true"/>
    </style:style>
    <style:style style:name="Intenzívnezvýraznenie" style:display-name="Intenzívne zvýraznenie" style:family="text" style:parent-style-name="Predvolenépísmoodseku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Silný" style:display-name="Silný" style:family="text" style:parent-style-name="Predvolenépísmoodseku">
      <style:text-properties fo:font-weight="bold" style:font-weight-asian="bold" style:font-weight-complex="bold" fo:color="#000000"/>
    </style:style>
    <style:style style:name="Citácia" style:display-name="Citácia" style:family="paragraph" style:parent-style-name="Normálny" style:next-style-name="Normálny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000000"/>
    </style:style>
    <style:style style:name="Zvýraznenácitácia" style:display-name="Zvýraznená citácia" style:family="paragraph" style:parent-style-name="Normálny" style:next-style-name="Normálny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ZvýraznenácitáciaChar" style:display-name="Zvýraznená citácia Char" style:family="text" style:parent-style-name="Predvolenépísmoodseku">
      <style:text-properties fo:color="#000000" fo:background-color="#F2F2F2"/>
    </style:style>
    <style:style style:name="Jemnýodkaz" style:display-name="Jemný odkaz" style:family="text" style:parent-style-name="Predvolenépísmoodseku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zívnyodkaz" style:display-name="Intenzívny odkaz" style:family="text" style:parent-style-name="Predvolenépísmoodseku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Názovknihy" style:display-name="Názov knihy" style:family="text" style:parent-style-name="Predvolenépísmoodseku">
      <style:text-properties fo:font-weight="normal" style:font-weight-asian="normal" style:font-weight-complex="normal" fo:font-variant="small-caps" fo:letter-spacing="0.0034in"/>
    </style:style>
    <style:style style:name="Popis" style:display-name="Popis" style:family="paragraph" style:parent-style-name="Normálny" style:next-style-name="Normálny">
      <style:paragraph-properties fo:margin-bottom="0.1388in" fo:line-height="100%"/>
      <style:text-properties fo:font-style="italic" style:font-style-asian="italic" style:font-style-complex="italic" fo:color="#323232" fo:font-size="9pt" style:font-size-asian="9pt" style:font-size-complex="9pt" fo:hyphenate="false"/>
    </style:style>
    <style:style style:name="Hlavičkaobsahu" style:display-name="Hlavička obsahu" style:family="paragraph" style:parent-style-name="Nadpis1" style:next-style-name="Normálny" style:list-style-name="LFO12" style:default-outline-level="1">
      <style:text-properties fo:hyphenate="false"/>
    </style:style>
    <style:style style:name="Bezriadkovania" style:display-name="Bez riadkovania" style:family="paragraph">
      <style:paragraph-properties fo:margin-bottom="0in" fo:line-height="100%"/>
      <style:text-properties fo:hyphenate="false"/>
    </style:style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text:list-style style:name="LFO12" style:display-name="LFO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ecu</meta:initial-creator>
    <dc:creator>Timon Langlotz</dc:creator>
    <meta:creation-date>2014-09-10T12:44:00Z</meta:creation-date>
    <dc:date>2014-09-15T13:46:00Z</dc:date>
    <meta:template xlink:href="Prázdny%20dokument%20s%20návrhom%20správy.dotx" xlink:type="simple"/>
    <meta:editing-cycles>3</meta:editing-cycles>
    <meta:editing-duration>PT0S</meta:editing-duration>
    <meta:user-defined meta:name="_TemplateID">TC034577159991</meta:user-defined>
    <meta:document-statistic meta:page-count="1" meta:paragraph-count="1" meta:word-count="105" meta:character-count="705" meta:row-count="5" meta:non-whitespace-character-count="601"/>
  </office:meta>
</office:document-meta>
</file>